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Ubuntu" fo:font-size="12pt" officeooo:rsid="001acfe7" officeooo:paragraph-rsid="001acfe7" style:font-size-asian="10.5pt" style:font-size-complex="12pt"/>
    </style:style>
    <style:style style:name="P2" style:family="paragraph" style:parent-style-name="Standard" style:list-style-name="L1">
      <style:text-properties style:font-name="Ubuntu" fo:font-size="12pt" officeooo:rsid="001acfe7" officeooo:paragraph-rsid="001acfe7" style:font-size-asian="10.5pt" style:font-size-complex="12pt"/>
    </style:style>
    <style:style style:name="P3" style:family="paragraph" style:parent-style-name="Standard" style:list-style-name="L1">
      <style:text-properties style:font-name="Ubuntu" fo:font-size="12pt" officeooo:rsid="001ba4a8" officeooo:paragraph-rsid="001ba4a8" style:font-size-asian="10.5pt" style:font-size-complex="12pt"/>
    </style:style>
    <style:style style:name="P4" style:family="paragraph" style:parent-style-name="Standard">
      <style:text-properties style:font-name="Ubuntu" fo:font-size="12pt" officeooo:rsid="001ba4a8" officeooo:paragraph-rsid="001ba4a8" style:font-size-asian="10.5pt" style:font-size-complex="12pt"/>
    </style:style>
    <style:style style:name="P5" style:family="paragraph" style:parent-style-name="Standard">
      <style:text-properties style:font-name="Ubuntu" fo:font-size="12pt" officeooo:rsid="001c5595" officeooo:paragraph-rsid="001c5595" style:font-size-asian="10.5pt" style:font-size-complex="12pt"/>
    </style:style>
    <style:style style:name="P6" style:family="paragraph" style:parent-style-name="Standard">
      <style:text-properties style:font-name="Ubuntu" fo:font-size="12pt" officeooo:rsid="001d8e8c" officeooo:paragraph-rsid="001d8e8c" style:font-size-asian="10.5pt" style:font-size-complex="12pt"/>
    </style:style>
    <style:style style:name="P7" style:family="paragraph" style:parent-style-name="Standard">
      <style:text-properties style:font-name="Ubuntu" fo:font-size="12pt" officeooo:rsid="001ec05b" officeooo:paragraph-rsid="001ec05b" style:font-size-asian="10.5pt" style:font-size-complex="12pt"/>
    </style:style>
    <style:style style:name="P8" style:family="paragraph" style:parent-style-name="Standard">
      <style:text-properties style:font-name="Ubuntu" fo:font-size="12pt" officeooo:rsid="00202a18" officeooo:paragraph-rsid="00202a18" style:font-size-asian="10.5pt" style:font-size-complex="12pt"/>
    </style:style>
    <style:style style:name="P9" style:family="paragraph" style:parent-style-name="Standard">
      <style:text-properties style:font-name="Ubuntu" fo:font-size="12pt" officeooo:rsid="0021d251" officeooo:paragraph-rsid="0021d251" style:font-size-asian="10.5pt" style:font-size-complex="12pt"/>
    </style:style>
    <style:style style:name="P10" style:family="paragraph" style:parent-style-name="Standard">
      <style:paragraph-properties fo:break-before="page"/>
      <style:text-properties style:font-name="Ubuntu" fo:font-size="12pt" officeooo:rsid="001ba4a8" officeooo:paragraph-rsid="001ba4a8" style:font-size-asian="10.5pt" style:font-size-complex="12pt"/>
    </style:style>
    <style:style style:name="P11" style:family="paragraph" style:parent-style-name="Standard">
      <style:paragraph-properties fo:break-before="page"/>
      <style:text-properties style:font-name="Ubuntu" fo:font-size="12pt" officeooo:rsid="00243fbc" officeooo:paragraph-rsid="00243fbc" style:font-size-asian="10.5pt" style:font-size-complex="12pt"/>
    </style:style>
    <style:style style:name="T1" style:family="text">
      <style:text-properties officeooo:rsid="001ba4a8"/>
    </style:style>
    <style:style style:name="T2" style:family="text">
      <style:text-properties officeooo:rsid="001c5595"/>
    </style:style>
    <style:style style:name="T3" style:family="text">
      <style:text-properties officeooo:rsid="0021054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reeMyCode Wiki</text:p>
      <text:p text:style-name="P1"/>
      <text:p text:style-name="P1"/>
      <text:p text:style-name="P1">Table :</text:p>
      <text:p text:style-name="P1"/>
      <text:list xml:id="list1823539126" text:style-name="L1">
        <text:list-item>
          <text:p text:style-name="P2">Introduction</text:p>
        </text:list-item>
        <text:list-item>
          <text:p text:style-name="P2">How it works</text:p>
          <text:list>
            <text:list-item>
              <text:p text:style-name="P2">General processing pipeline</text:p>
            </text:list-item>
            <text:list-item>
              <text:p text:style-name="P2">Components :</text:p>
              <text:list>
                <text:list-item>
                  <text:p text:style-name="P2">Command line parser (CommandLineParser)</text:p>
                </text:list-item>
                <text:list-item>
                  <text:p text:style-name="P2">Parsing utils (ParsingUtils)</text:p>
                </text:list-item>
                <text:list-item>
                  <text:p text:style-name="P2">Path utils (PathUtils)</text:p>
                </text:list-item>
                <text:list-item>
                  <text:p text:style-name="P2"><text:span text:style-name="T1">Configuration tools (ConfigTools)</text:span></text:p>
                </text:list-item>
                <text:list-item>
                  <text:p text:style-name="P3">Directoryu analyser (DirectoryAnalyser)</text:p>
                </text:list-item>
                <text:list-item>
                  <text:p text:style-name="P3">Formatting utils (FormattingUtils)</text:p>
                </text:list-item>
                <text:list-item>
                  <text:p text:style-name="P3">License checker (LicenseChecker)</text:p>
                </text:list-item>
                <text:list-item>
                  <text:p text:style-name="P3">License writer (LicenseWriter)</text:p>
                </text:list-item>
                <text:list-item>
                  <text:p text:style-name="P3">Logging tools (LoggingTools)</text:p>
                </text:list-item>
              </text:list>
            </text:list-item>
          </text:list>
        </text:list-item>
        <text:list-item>
          <text:p text:style-name="P3">Building steps</text:p>
        </text:list-item>
        <text:list-item>
          <text:p text:style-name="P3">Installation</text:p>
        </text:list-item>
        <text:list-item>
          <text:p text:style-name="P3">Contributing to the project</text:p>
        </text:list-item>
      </text:list>
      <text:p text:style-name="P1"/>
      <text:p text:style-name="P10">Introduction</text:p>
      <text:p text:style-name="P4"/>
      <text:p text:style-name="P4">FreeMyCode is a piece of software which aims to provide an easy way to write licences notices in a large variety of files type, whithout needing to manually check in each file whether it already contains a licence notice or not.</text:p>
      <text:p text:style-name="P4">FreeMyCode will handle automatic licence detection in commented sections, and will not write another one on top of the previously detected one.</text:p>
      <text:p text:style-name="P5">This is the most important mechanism of this project, as we don’t want to overwrite other developper’s work .</text:p>
      <text:p text:style-name="P5"/>
      <text:p text:style-name="P4">Thus, it could be used on large projects which embeds third party products such as other Open Source projects which already contains a notice about <text:span text:style-name="T2">their licences.</text:span></text:p>
      <text:p text:style-name="P4"/>
      <text:p text:style-name="P5">In the other hand, FreeMyCode provides a simple way to add usefull informations to your product, such as author name, website, etc.. All these informations are then directly embedded in the file, in a yaml-like data structure.</text:p>
      <text:p text:style-name="P5"/>
      <text:p text:style-name="P5">You will find all of the sources which are beeing used to build FreeMyCode in this github repository, including a version of the excellent rapidjson library for C++.</text:p>
      <text:p text:style-name="P5"/>
      <text:p text:style-name="P8">Supported platforms : Windows ; GNU/Linux (tested on debian <text:span text:style-name="T3">&amp; </text:span>ubuntu ) </text:p>
      <text:p text:style-name="P5"/>
      <text:p text:style-name="P7">Software requirements :</text:p>
      <text:p text:style-name="P7"/>
      <text:p text:style-name="P7">Building process :</text:p>
      <text:p text:style-name="P5"/>
      <text:p text:style-name="P7">Compiler : GCC &gt; 6 or MSVC &gt;19<text:tab/>→ Should implement C++17 standards</text:p>
      <text:p text:style-name="P5"/>
      <text:p text:style-name="P7">Cmake : version &gt; 3,2 </text:p>
      <text:p text:style-name="P5">Note : FreeMyCode is programmed with C++ code and uses some nice features of the most recent c++ standards (C++17), it will then require you to use a recent version of a C++ compiler such as GCC &gt; GCC 6 (using experimental features)</text:p>
      <text:p text:style-name="P5"/>
      <text:p text:style-name="P9">Running FreeMyCode : Python 3 is highly recommended.</text:p>
      <text:p text:style-name="P5"/>
      <text:p text:style-name="P6">Note2 : Even if you could directly use the CommandLineInterface of FreeMyCode, it is recommended to use the silmplified command line interface which is developped with Python3. It is much simpler to use and automatically detects the required configuration files of FreeMyCode.</text:p>
      <text:p text:style-name="P6"/>
      <text:p text:style-name="P6"/>
      <text:p text:style-name="P11">How it wor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8T20:23:18.231413619</meta:creation-date>
    <dc:date>2018-11-18T20:59:23.501389840</dc:date>
    <meta:editing-duration>PT14M40S</meta:editing-duration>
    <meta:editing-cycles>8</meta:editing-cycles>
    <meta:generator>LibreOffice/6.1.2.1$Linux_X86_64 LibreOffice_project/10$Build-1</meta:generator>
    <meta:document-statistic meta:table-count="0" meta:image-count="0" meta:object-count="0" meta:page-count="3" meta:paragraph-count="34" meta:word-count="371" meta:character-count="2256" meta:non-whitespace-character-count="1933"/>
  </office:meta>
</office:document-meta>
</file>